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Noto Sans CJK TC Light" svg:font-family="'Noto Sans CJK TC Light'"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Noto Sans CJK TC Light" fo:language="de" fo:country="DE" officeooo:rsid="00043a88" officeooo:paragraph-rsid="00043a88"/>
    </style:style>
    <style:style style:name="P2" style:family="paragraph" style:parent-style-name="Standard">
      <style:text-properties style:font-name="Noto Sans CJK TC Light" fo:language="de" fo:country="DE" officeooo:rsid="0005d993" officeooo:paragraph-rsid="0005d993"/>
    </style:style>
    <style:style style:name="P3" style:family="paragraph" style:parent-style-name="Standard" style:list-style-name="L1">
      <style:text-properties style:font-name="Noto Sans CJK TC Light" fo:language="de" fo:country="DE" officeooo:rsid="0005d993" officeooo:paragraph-rsid="0005d993"/>
    </style:style>
    <style:style style:name="P4" style:family="paragraph" style:parent-style-name="Standard" style:list-style-name="L1">
      <style:text-properties officeooo:paragraph-rsid="0005d993"/>
    </style:style>
    <style:style style:name="P5" style:family="paragraph" style:parent-style-name="Standard" style:list-style-name="L1">
      <style:text-properties officeooo:rsid="00063e71" officeooo:paragraph-rsid="00063e71"/>
    </style:style>
    <style:style style:name="P6" style:family="paragraph" style:parent-style-name="Standard" style:list-style-name="L1">
      <style:text-properties officeooo:rsid="00063e71" officeooo:paragraph-rsid="00070688"/>
    </style:style>
    <style:style style:name="P7" style:family="paragraph" style:parent-style-name="Standard" style:list-style-name="L1">
      <style:text-properties officeooo:rsid="00070688" officeooo:paragraph-rsid="00070688"/>
    </style:style>
    <style:style style:name="T1" style:family="text">
      <style:text-properties officeooo:rsid="0005d993"/>
    </style:style>
    <style:style style:name="T2" style:family="text">
      <style:text-properties style:font-name="Noto Sans CJK TC Light" fo:language="de" fo:country="DE"/>
    </style:style>
    <style:style style:name="T3" style:family="text">
      <style:text-properties style:font-name="Noto Sans CJK TC Light" fo:language="de" fo:country="DE" officeooo:rsid="0005d993"/>
    </style:style>
    <style:style style:name="T4" style:family="text">
      <style:text-properties style:font-name="Noto Sans CJK TC Light" fo:language="de" fo:country="DE" officeooo:rsid="00063e71"/>
    </style:style>
    <style:style style:name="T5" style:family="text">
      <style:text-properties style:font-name="Noto Sans CJK TC Light" fo:language="de" fo:country="DE" officeooo:rsid="00070688"/>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iel war es einen Datemstrom von News Artikel unbekannter Sprache <text:span text:style-name="T1">und aus unbekannter Quelle </text:span>nach einer im <text:span text:style-name="T1">Vorne herein nicht definierten Art zu filtern. </text:span></text:p>
      <text:p text:style-name="P2">Folgende Schritte sidn dazu durchgeführt worden.</text:p>
      <text:p text:style-name="P2"/>
      <text:list xml:id="list6645605312773553127" text:style-name="L1">
        <text:list-item>
          <text:p text:style-name="P3">Laden von 400 GB annotierten Daten in Elasticsearch die 2017 auf News Seiten aus dem englischsprachigen Raum gecrawlt wurden.</text:p>
        </text:list-item>
        <text:list-item>
          <text:p text:style-name="P4"><text:span text:style-name="T3">Implementierung eines document similarity Algorithmus der Anhand von Wortvektoren </text:span><text:span text:style-name="T4">Ä</text:span><text:span text:style-name="T3">hnlichkeiten zwischen einer Suchanfrage und </text:span><text:span text:style-name="T4">einem Newsartikel feststellt.</text:span></text:p>
          <text:list>
            <text:list-item>
              <text:p text:style-name="P5"><text:span text:style-name="T2">Erstellen der Wortvektoren</text:span></text:p>
              <text:list>
                <text:list-item>
                  <text:p text:style-name="P6"><text:span text:style-name="T5">(650758) </text:span><text:span text:style-name="T2">News Artikel au</text:span><text:span text:style-name="T5">s</text:span><text:span text:style-name="T2">Elastic einlesen</text:span></text:p>
                </text:list-item>
                <text:list-item>
                  <text:p text:style-name="P5"><text:span text:style-name="T5">M</text:span><text:span text:style-name="T2">it dem Standford Parser die Artikel in Sätze trennen.</text:span></text:p>
                </text:list-item>
                <text:list-item>
                  <text:p text:style-name="P6"><text:span text:style-name="T2">Ein window mit einer Größe von 9 über die Sätze laufen lassen. Das bedeutet, dass gemäß dem CBOW</text:span><text:span text:style-name="T5">(Continuous Bag of Words)</text:span><text:span text:style-name="T2"> Algorithmus alle anderen Wörter die </text:span><text:span text:style-name="T5">vier</text:span><text:span text:style-name="T2"> </text:span><text:span text:style-name="T5">Positionen</text:span><text:span text:style-name="T2"> nach oder vor dem aktuellen Wort im Satz stehen in einer Matrix vermerkt werden. Diese Matrix heißt Co-Occurrence Matrix </text:span><text:span text:style-name="T5">und gibt an, welche Wörter zusammen in einem Text aufgetreten sind. Das ist nützlich um Rückschlüsse auf den Kontext des Wortes führen zu können. Beispielsweise wird „Arzt“ häufig zusammen mit dem Wort „Krankenhaus“ auftauchen, sie besitzen also einen gemeinsamen Kontext. </text:span></text:p>
                </text:list-item>
                <text:list-item>
                  <text:p text:style-name="P7"><text:span text:style-name="T2">Bevor die Sätze </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Noto Sans CJK TC Light" svg:font-family="'Noto Sans CJK TC Light'"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2T13:29:01.515928492</meta:creation-date>
    <meta:generator>LibreOffice/5.1.6.2$Linux_X86_64 LibreOffice_project/10m0$Build-2</meta:generator>
    <dc:date>2018-02-12T14:21:08.424831792</dc:date>
    <meta:editing-duration>PT8M46S</meta:editing-duration>
    <meta:editing-cycles>1</meta:editing-cycles>
    <meta:document-statistic meta:table-count="0" meta:image-count="0" meta:object-count="0" meta:page-count="1" meta:paragraph-count="9" meta:word-count="180" meta:character-count="1202" meta:non-whitespace-character-count="1035"/>
  </office:meta>
</office:document-meta>
</file>